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Ultimate Grilled Cheese Sandwich</text:p>
      <text:p text:style-name="P1"/>
      <text:p text:style-name="P2">¾ cup mayonnaise</text:p>
      <text:p text:style-name="P2">1 (3 ounce package) cream cheese</text:p>
      <text:p text:style-name="P2">½ <text:s/>cup shredded Cheddar cheese</text:p>
      <text:p text:style-name="P2">½ cup shredded mozzarella cheese</text:p>
      <text:p text:style-name="P2">½ teaspoon garlic powder</text:p>
      <text:p text:style-name="P2">butter, softened</text:p>
      <text:p text:style-name="P2">sliced sourdough bread</text:p>
      <text:p text:style-name="P2"/>
      <text:list text:style-name="L1">
        <text:list-item>
          <text:p text:style-name="P3">In a medium bowl, beat the mayonnaise and cream cheese with beater until fluffy,</text:p>
        </text:list-item>
        <text:list-item>
          <text:p text:style-name="P3">Stir in the Cheddar cheese, mozzarella, and garlic powder, mix well. <text:s/>Spread each of the slices of <text:s/>bread evenly with the cheese mixture and proceed as you would with a regular grilled cheese sandwi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4T19:46:31</meta:creation-date>
    <dc:date>2007-11-04T20:32:49</dc:date>
    <meta:editing-cycles>1</meta:editing-cycles>
    <meta:editing-duration>PT46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76" meta:character-count="485"/>
  </office:meta>
</office:document-meta>
</file>